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1" svg:font-family="'DejaVu Sans Condensed'"/>
    <style:font-face style:name="Times New Roman" svg:font-family="'Times New Roman'"/>
    <style:font-face style:name="DejaVu Sans Condensed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Table" style:family="table">
      <style:table-properties style:width="6.6924in" table:align="margins" style:shadow="none"/>
    </style:style>
    <style:style style:name="Table.A" style:family="table-column">
      <style:table-column-properties style:column-width="2.2292in" style:rel-column-width="3210*"/>
    </style:style>
    <style:style style:name="Table.B" style:family="table-column">
      <style:table-column-properties style:column-width="1.1167in" style:rel-column-width="1608*"/>
    </style:style>
    <style:style style:name="Table.C" style:family="table-column">
      <style:table-column-properties style:column-width="2.1229in" style:rel-column-width="3057*"/>
    </style:style>
    <style:style style:name="Table.D" style:family="table-column">
      <style:table-column-properties style:column-width="1.2236in" style:rel-column-width="1762*"/>
    </style:style>
    <style:style style:name="Table.A1" style:family="table-cell">
      <style:table-cell-properties fo:padding="0.0382in" fo:border-left="none" fo:border-right="none" fo:border-top="none" fo:border-bottom="0.0007in solid #000000"/>
    </style:style>
    <style:style style:name="Table.C1" style:family="table-cell">
      <style:table-cell-properties fo:padding="0.0382in" fo:border-left="0.0007in solid #000000" fo:border-right="none" fo:border-top="none" fo:border-bottom="0.0007in solid #000000"/>
    </style:style>
    <style:style style:name="Table.A2" style:family="table-cell">
      <style:table-cell-properties fo:padding="0.0382in" fo:border="none"/>
    </style:style>
    <style:style style:name="Table.C2" style:family="table-cell">
      <style:table-cell-properties fo:padding="0.0382in" fo:border-left="0.0007in solid #000000" fo:border-right="none" fo:border-top="none" fo:border-bottom="none"/>
    </style:style>
    <style:style style:name="Table1" style:family="table">
      <style:table-properties style:width="6.6924in" table:align="margins" style:shadow="none"/>
    </style:style>
    <style:style style:name="Table1.A" style:family="table-column">
      <style:table-column-properties style:column-width="2.2292in" style:rel-column-width="3210*"/>
    </style:style>
    <style:style style:name="Table1.B" style:family="table-column">
      <style:table-column-properties style:column-width="1.1167in" style:rel-column-width="1608*"/>
    </style:style>
    <style:style style:name="Table1.C" style:family="table-column">
      <style:table-column-properties style:column-width="2.1646in" style:rel-column-width="3117*"/>
    </style:style>
    <style:style style:name="Table1.D" style:family="table-column">
      <style:table-column-properties style:column-width="1.1819in" style:rel-column-width="1702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C1" style:family="table-cell">
      <style:table-cell-properties fo:padding="0.0382in" fo:border-left="0.0007in solid #000000" fo:border-right="none" fo:border-top="none" fo:border-bottom="0.0007in solid #000000"/>
    </style:style>
    <style:style style:name="Table1.A2" style:family="table-cell">
      <style:table-cell-properties fo:padding="0.0382in" fo:border="none"/>
    </style:style>
    <style:style style:name="Table1.C2" style:family="table-cell">
      <style:table-cell-properties fo:padding="0.0382in" fo:border-left="0.0007in solid #000000" fo:border-right="none" fo:border-top="none" fo:border-bottom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1.1075in"/>
          <style:tab-stop style:position="3.6252in" style:type="char" style:char="."/>
          <style:tab-stop style:position="4.4898in" style:type="char" style:char="."/>
          <style:tab-stop style:position="4.6772in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1.1075in"/>
          <style:tab-stop style:position="3.6252in" style:type="char" style:char="."/>
          <style:tab-stop style:position="4.4898in" style:type="char" style:char="."/>
          <style:tab-stop style:position="4.6772in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0.5835in"/>
          <style:tab-stop style:position="3.6252in" style:type="char" style:char="."/>
          <style:tab-stop style:position="4.4898in" style:type="char" style:char="."/>
          <style:tab-stop style:position="4.6772in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4in" style:type="char" style:char=".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3.3437in"/>
          <style:tab-stop style:position="6.6665in" style:type="right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2.7083in" style:type="char" style:char="."/>
          <style:tab-stop style:position="3.3335in"/>
          <style:tab-stop style:position="6.6354in" style:type="char" style:char="."/>
        </style:tab-stops>
      </style:paragraph-properties>
    </style:style>
    <style:style style:name="P8" style:family="paragraph" style:parent-style-name="Standard">
      <style:paragraph-properties fo:text-align="end" style:justify-single-word="false">
        <style:tab-stops>
          <style:tab-stop style:position="2.7083in" style:type="char" style:char="."/>
          <style:tab-stop style:position="3.3335in"/>
          <style:tab-stop style:position="6.6354in" style:type="char" style:char="."/>
        </style:tab-stops>
      </style:paragraph-properties>
    </style:style>
    <style:style style:name="P9" style:family="paragraph" style:parent-style-name="Standard">
      <style:paragraph-properties fo:text-align="start" style:justify-single-word="false">
        <style:tab-stops>
          <style:tab-stop style:position="2.7083in" style:type="char" style:char="."/>
          <style:tab-stop style:position="3.3335in"/>
          <style:tab-stop style:position="6.6354in" style:type="char" style:char="."/>
        </style:tab-stops>
      </style:paragraph-properties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lans van ${date}</text:h>
      <table:table table:name="Table" table:style-name="Table">
        <table:table-column table:style-name="Table.A"/>
        <table:table-column table:style-name="Table.B"/>
        <table:table-column table:style-name="Table.C"/>
        <table:table-column table:style-name="Table.D"/>
        <table:table-row>
          <table:table-cell table:style-name="Table.A1" office:value-type="string">
            <text:p text:style-name="P10">Debet</text:p>
          </table:table-cell>
          <table:table-cell table:style-name="Table.A1" office:value-type="string">
            <text:p text:style-name="P11"/>
          </table:table-cell>
          <table:table-cell table:style-name="Table.C1" office:value-type="string">
            <text:p text:style-name="P10"/>
          </table:table-cell>
          <table:table-cell table:style-name="Table.A1" office:value-type="string">
            <text:p text:style-name="P11">Credit</text:p>
          </table:table-cell>
        </table:table-row>
        <table:table-row>
          <table:table-cell table:style-name="Table.A2" office:value-type="string">
            <text:p text:style-name="P7"><text:span text:style-name="T1">[#list balance as l]${l.name1}</text:span></text:p>
          </table:table-cell>
          <table:table-cell table:style-name="Table.A2" office:value-type="string">
            <text:p text:style-name="P8"><text:span text:style-name="T1">${l.amount1}</text:span></text:p>
          </table:table-cell>
          <table:table-cell table:style-name="Table.C2" office:value-type="string">
            <text:p text:style-name="P7"><text:span text:style-name="T1">${l.name2}</text:span></text:p>
          </table:table-cell>
          <table:table-cell table:style-name="Table.A2" office:value-type="string">
            <text:p text:style-name="P8"><text:span text:style-name="T1">${l.amount2}</text:span></text:p>
          </table:table-cell>
        </table:table-row>
        <table:table-row>
          <table:table-cell table:style-name="Table.A2" office:value-type="string">
            <text:p text:style-name="P9"><text:span text:style-name="T1">[/#list]</text:span></text:p>
          </table:table-cell>
          <table:table-cell table:style-name="Table.A2" office:value-type="string">
            <text:p text:style-name="P8"/>
          </table:table-cell>
          <table:table-cell table:style-name="Table.C2" office:value-type="string">
            <text:p text:style-name="P7"/>
          </table:table-cell>
          <table:table-cell table:style-name="Table.A2" office:value-type="string">
            <text:p text:style-name="P8"/>
          </table:table-cell>
        </table:table-row>
      </table:table>
      <text:h text:style-name="Heading_20_1" text:outline-level="1">Resultatenrekening van ${date}</text:h>
      <text:p text:style-name="P6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Uitgaven</text:p>
          </table:table-cell>
          <table:table-cell table:style-name="Table1.A1" office:value-type="string">
            <text:p text:style-name="P11"/>
          </table:table-cell>
          <table:table-cell table:style-name="Table1.C1" office:value-type="string">
            <text:p text:style-name="P10"/>
          </table:table-cell>
          <table:table-cell table:style-name="Table1.A1" office:value-type="string">
            <text:p text:style-name="P11">Inkomsten</text:p>
          </table:table-cell>
        </table:table-row>
        <table:table-row>
          <table:table-cell table:style-name="Table1.A2" office:value-type="string">
            <text:p text:style-name="P7"><text:span text:style-name="T1">[#list operationalResult as l]${l.name1}</text:span></text:p>
          </table:table-cell>
          <table:table-cell table:style-name="Table1.A2" office:value-type="string">
            <text:p text:style-name="P8"><text:span text:style-name="T1">${l.amount1}</text:span></text:p>
          </table:table-cell>
          <table:table-cell table:style-name="Table1.C2" office:value-type="string">
            <text:p text:style-name="P7"><text:span text:style-name="T1">${l.name2}</text:span></text:p>
          </table:table-cell>
          <table:table-cell table:style-name="Table1.A2" office:value-type="string">
            <text:p text:style-name="P8"><text:span text:style-name="T1">${l.amount2}</text:span></text:p>
          </table:table-cell>
        </table:table-row>
        <table:table-row>
          <table:table-cell table:style-name="Table1.A2" office:value-type="string">
            <text:p text:style-name="P9"><text:span text:style-name="T1">[/#list]</text:span>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7"/>
          </table:table-cell>
          <table:table-cell table:style-name="Table1.A2" office:value-type="string">
            <text:p text:style-name="P8"/>
          </table:table-cell>
        </table:table-row>
      </table:table>
      <text:h text:style-name="Heading_20_1" text:outline-level="1">Overzicht debiteuren van ${date}</text:h>
      <text:p text:style-name="P5">[#list debtors as d]${d.name}<text:tab/>${d.amount}<text:line-break/>[/#list]</text:p>
      <text:h text:style-name="Heading_20_1" text:outline-level="1">Overzicht crediteuren van ${date}</text:h>
      <text:p text:style-name="P5">[#list creditors as c]${c.name}<text:tab/>${c.amount}<text:line-break/>[/#list]</text:p>
      <text:h text:style-name="Heading_20_1" text:outline-level="1">Grootboek</text:h>
      <text:p text:style-name="Text_20_body">[#list accounts as a]</text:p>
      <text:p text:style-name="P1">${a.title}</text:p>
      <text:p text:style-name="P2">Datum<text:tab/>Omschrijving<text:tab/>Debet<text:tab/>Credit<text:tab/>Factuur</text:p>
      <text:p text:style-name="P3">[#list a.lines as l]${l.date}<text:tab/>${l.description}<text:tab/>${l.debet}<text:tab/>${l.credit}<text:tab/>${l.invoice}<text:line-break/>[/#list]</text:p>
      <text:p text:style-name="P4"/>
      <text:p text:style-name="Text_20_body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Condensed1" svg:font-family="'DejaVu Sans Condensed'"/>
    <style:font-face style:name="Times New Roman" svg:font-family="'Times New Roman'"/>
    <style:font-face style:name="DejaVu Sans Condensed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>
      <style:text-properties style:font-name="DejaVu Sans Condensed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ans Condensed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Condensed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art_20_new_20_page" style:display-name="Start new page" style:family="paragraph" style:parent-style-name="Standard">
      <style:paragraph-properties>
        <style:tab-stops>
          <style:tab-stop style:position="3.5681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Pagina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301</meta:generator>
    <meta:initial-creator>Sander Kooijmans</meta:initial-creator>
    <meta:creation-date>2008-07-29T16:53:16</meta:creation-date>
    <dc:date>2011-08-05T15:46:28.69</dc:date>
    <dc:language>en-US</dc:language>
    <meta:editing-cycles>35</meta:editing-cycles>
    <meta:editing-duration>PT3H49M2S</meta:editing-duration>
    <meta:document-statistic meta:table-count="2" meta:image-count="0" meta:object-count="0" meta:page-count="1" meta:paragraph-count="27" meta:word-count="71" meta:character-count="587"/>
    <meta:user-defined meta:name="Info 1"/>
    <meta:user-defined meta:name="Info 2"/>
    <meta:user-defined meta:name="Info 3"/>
    <meta:user-defined meta:name="Info 4"/>
  </office:meta>
</office:document-meta>
</file>